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442dea" officeooo:paragraph-rsid="00139427"/>
    </style:style>
    <style:style style:name="P2" style:family="paragraph" style:parent-style-name="Standard">
      <style:text-properties officeooo:rsid="003dbbd7" officeooo:paragraph-rsid="00139427"/>
    </style:style>
    <style:style style:name="P3" style:family="paragraph" style:parent-style-name="Standard">
      <style:text-properties officeooo:rsid="003e599c" officeooo:paragraph-rsid="00139427"/>
    </style:style>
    <style:style style:name="P4" style:family="paragraph" style:parent-style-name="Standard">
      <style:text-properties officeooo:rsid="004177a6" officeooo:paragraph-rsid="00139427"/>
    </style:style>
    <style:style style:name="P5" style:family="paragraph" style:parent-style-name="Standard">
      <style:text-properties style:font-name="Liberation Serif" fo:font-style="italic" officeooo:rsid="004177a6" officeooo:paragraph-rsid="00139427" style:font-style-asian="italic" style:font-style-complex="italic"/>
    </style:style>
    <style:style style:name="P6" style:family="paragraph" style:parent-style-name="Standard">
      <style:text-properties style:font-name="Liberation Serif" fo:font-style="italic" officeooo:rsid="00421ed5" officeooo:paragraph-rsid="00139427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0426800" officeooo:paragraph-rsid="00139427" style:font-style-asian="italic" style:font-style-complex="italic"/>
    </style:style>
    <style:style style:name="P8" style:family="paragraph" style:parent-style-name="Standard">
      <style:text-properties style:font-name="Liberation Serif" fo:font-style="italic" officeooo:rsid="00442dea" officeooo:paragraph-rsid="00139427" style:font-style-asian="italic" style:font-style-complex="italic"/>
    </style:style>
    <style:style style:name="P9" style:family="paragraph" style:parent-style-name="Standard">
      <style:text-properties officeooo:rsid="022c5d50" officeooo:paragraph-rsid="00139427"/>
    </style:style>
    <style:style style:name="P10" style:family="paragraph" style:parent-style-name="Standard">
      <style:text-properties officeooo:rsid="00419bf0" officeooo:paragraph-rsid="00139427"/>
    </style:style>
    <style:style style:name="P11" style:family="paragraph" style:parent-style-name="Standard">
      <style:text-properties officeooo:rsid="00421ed5" officeooo:paragraph-rsid="00139427"/>
    </style:style>
    <style:style style:name="P12" style:family="paragraph" style:parent-style-name="Standard">
      <style:text-properties officeooo:rsid="004e11e7" officeooo:paragraph-rsid="00139427"/>
    </style:style>
    <style:style style:name="P13" style:family="paragraph" style:parent-style-name="Standard">
      <style:text-properties officeooo:rsid="00426800" officeooo:paragraph-rsid="00139427"/>
    </style:style>
    <style:style style:name="P14" style:family="paragraph" style:parent-style-name="Standard">
      <style:text-properties officeooo:rsid="00449ad8" officeooo:paragraph-rsid="00139427"/>
    </style:style>
    <style:style style:name="P15" style:family="paragraph" style:parent-style-name="Heading_20_2">
      <style:paragraph-properties fo:text-align="center" style:justify-single-word="false"/>
      <style:text-properties officeooo:rsid="003e599c" officeooo:paragraph-rsid="00139427"/>
    </style:style>
    <style:style style:name="T1" style:family="text">
      <style:text-properties officeooo:rsid="037d2d97"/>
    </style:style>
    <style:style style:name="T2" style:family="text">
      <style:text-properties officeooo:rsid="016927b8"/>
    </style:style>
    <style:style style:name="T3" style:family="text">
      <style:text-properties officeooo:rsid="004177a6"/>
    </style:style>
    <style:style style:name="T4" style:family="text">
      <style:text-properties officeooo:rsid="037c058b"/>
    </style:style>
    <style:style style:name="T5" style:family="text">
      <style:text-properties officeooo:rsid="022ef35a"/>
    </style:style>
    <style:style style:name="T6" style:family="text">
      <style:text-properties officeooo:rsid="00421ed5"/>
    </style:style>
    <style:style style:name="T7" style:family="text">
      <style:text-properties officeooo:rsid="004e5935"/>
    </style:style>
    <style:style style:name="T8" style:family="text">
      <style:text-properties officeooo:rsid="00442dea"/>
    </style:style>
    <style:style style:name="T9" style:family="text">
      <style:text-properties officeooo:rsid="00463b81"/>
    </style:style>
    <style:style style:name="T10" style:family="text">
      <style:text-properties officeooo:rsid="0252f5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/>
      <text:p text:style-name="P2"/>
      <text:p text:style-name="P3">Отношения с другими больными у меня были ровными — я и тут оставался отщепенцем.</text:p>
      <text:p text:style-name="P3"><text:span text:style-name="T2">Тем, кто отщипнулись совсем з</text:span>апредельно, до меня, конечно, дела не было, а которые соображали, по мере возможностей, те уважали ради сочувствия, что мне колю<text:span text:style-name="T2">т</text:span> инсулин.</text:p>
      <text:p text:style-name="P3">Только молодой хлопец, Подрез, какое-то время передо мною лебезил непонятно с чего, а потом в очереди в столовую ударил в живот, непонятно зачем.</text:p>
      <text:p text:style-name="P3">Минут через пять Бельтюков в той же очереди сделал Подрезу захват и так и удерживал. </text:p>
      <text:p text:style-name="P3">Он ничего мне не сказал, даже и взглядом, но тут и без намёков понятно, что прификсировал Подреза, чтобы я врезал от души куда захочу. </text:p>
      <text:p text:style-name="P3">Но я не стал — бить душевнобольных жалко, хоть и живот болит. </text:p>
      <text:p text:style-name="P3"/>
      <text:p text:style-name="P3">Куда более ощутимый удар нанесла пропажа книги на английском, <text:span text:style-name="T3">на белом столике осталась только тетрадка с уже оконченным переводом.</text:span></text:p>
      <text:p text:style-name="P4">Я очень расстроился, <text:span text:style-name="T4">ведь</text:span> эту книгу дал мне Жомнир, одолжив её у другой преподавательницы с кафедры английского языка — улыбчивой Нонны.</text:p>
      <text:p text:style-name="P4">Но когда, в таком встревоженном состоянии, я обратился к заведующей, она с непонятным безразличием сказала, что никуда эта книга не денется. И оказалась права.</text:p>
      <text:p text:style-name="P4">Через три дня мне её вернули больные, отобрав у полуотщипнутого похитителя из седьмой палаты. Дольше он не смог её утаивать.</text:p>
      <text:p text:style-name="P4"/>
      <text:p text:style-name="P5"><text:span text:style-name="T2">(...я</text:span> его понимаю, в Советской Союзе не умели делать такие глянцевые мягкие обложки на книгах, а тут женщина в цвете, крупным планом, на фоне пятого отделения.</text:p>
      <text:p text:style-name="P5">Кто бы удержался?..<text:span text:style-name="T2">)</text:span></text:p>
      <text:p text:style-name="P5"/>
      <text:p text:style-name="P4">Он ни капли её не помял, только на обратной стороне обложки лёгкими прикосновениями карандаша излил своё обожание. </text:p>
      <text:p text:style-name="P4">Слегка напоминало набросок коры головного мозга. Или нежные клубы дыма. </text:p>
      <text:p text:style-name="P4">А может формулы какого-то научного языка из запредельного будущего. </text:p>
      <text:p text:style-name="P4">Только я с этим уже завязал.</text:p>
      <text:p text:style-name="P9"/>
      <text:p text:style-name="P10">Больные все очень разные, по кому-то сразу скажешь, что чокнутый — он и внешностью показывает сдвиг сознания; <text:s/>а по другому и не подумал бы.</text:p>
      <text:p text:style-name="P10">Вобщем, всякие бывают. </text:p>
      <text:p text:style-name="P10">Есть общительные, как тот брюнет толстяк, который на кушетке в холле начал мне исповедоваться, что кого-то там убил; всегда жизнерадостный такой, а тут вдруг посмурнел весь. </text:p>
      <text:p text:style-name="P10">Может и врал — убийц во втором отделении держат, где медбратья вообще звери.</text:p>
      <text:p text:style-name="P10">Есть лгуны — у него на руке татуировка «Коля»: а он всем доказывает, что его зовут Петя, ещё и обижается при этом.</text:p>
      <text:p text:style-name="P10">Цыба поразил меня своей эрудицией — начал рассказывать про неудачные попытки Хемингуэя, пока не догадался, что пистолетом надёжнее. </text:p>
      <text:p text:style-name="P10">А я до этого его за полностью того держал.</text:p>
      <text:p text:style-name="P10">Один, с виду нормальный, до того деликатным оказался — очень расстраивался, когда услышит, что <text:s/><text:span text:style-name="T5">все </text:span>мы всегда в дурдоме. </text:p>
      <text:p text:style-name="P10"><text:span text:style-name="T2">Что</text:span> тут дурдом, <text:span text:style-name="T2">что</text:span> там дурдом.</text:p>
      <text:p text:style-name="P10">- Не говорите так, это — психбольница.</text:p>
      <text:p text:style-name="P10">Одного мужика я долго считал немым, а он, <text:span text:style-name="T5">оказывается,</text:span> любознательный; просто долго вопросы готовит. </text:p>
      <text:p text:style-name="P10">Через месяц подошёл ко мне с глазу на глаз и спросил за самое наболевшее:</text:p>
      <text:p text:style-name="P10">- А твоя жена была целомудре<text:span text:style-name="T6">н</text:span>ной?</text:p>
      <text:p text:style-name="P11"><text:soft-page-break/>Во-первых, немым такие слова неизвестны, а во-вторых, я ей в уши не заглядывал, как говорил Рабентус.</text:p>
      <text:p text:style-name="P11">А немой, как услыхал такое — плакать начал; <text:span text:style-name="T5">сам снова </text:span>молчит, а слёзы капают.</text:p>
      <text:p text:style-name="P11">В целом — довольно смурной дурдом.</text:p>
      <text:p text:style-name="P11"/>
      <text:p text:style-name="P11">Ещё больные всё-всё знают; за четыре дня предупредили, что в пятницу меня позовут на комиссию, решать будут: выпустить меня, или лечить дальше.</text:p>
      <text:p text:style-name="P11">На комиссии сидел главврач психушки, заведующая и медсестра. Я очень боялся сказать что-нибудь не так и торопливо со всеми во всём соглашался:</text:p>
      <text:p text:style-name="P11">- Да-да, конечно, да.</text:p>
      <text:p text:style-name="P11">Заведующая сказала, что меня будут готовить к выписке, но не выпустят пока родственники не заберут.</text:p>
      <text:p text:style-name="P11">Как же я испугался, что в субботу никто не приедет! </text:p>
      <text:p text:style-name="P11">Ведь уже была одна такая — ждал, да <text:span text:style-name="T2">так и </text:span>не дождался.</text:p>
      <text:p text:style-name="P11">Целый вечер я насилу сдерживал себя, чтоб не расплакаться. </text:p>
      <text:p text:style-name="P11">Буквально давил рыдание в горле — ещё неделю уколов я не выдержу.</text:p>
      <text:p text:style-name="P11">И утром всё время хотелось плакать, пока в коридоре не крикнули, что ко мне посетители.</text:p>
      <text:p text:style-name="P11">Мои родители приехали вдвоём и нас позвали в кабинет заведующей.</text:p>
      <text:p text:style-name="P11">Она сказала, что на воле мне надо продолж<text:span text:style-name="T4">а</text:span>ть лечение таблетками аминазина. </text:p>
      <text:p text:style-name="P11">Моя мать очень её благодарила, а отец достал из кармана куртки деньги и отдал моей матери. Она подошла к заведующей и положила деньги в карман её белого халата, но та даже и не заметила. </text:p>
      <text:p text:style-name="P11"/>
      <text:p text:style-name="P6"><text:span text:style-name="T2">(...к</text:span>ак потом выяснилось, сумма составляла сорок рублей — дневной заработок бригады каменщиков из 6 человек. </text:p>
      <text:p text:style-name="P7">В тот день на выписку пошли трое, значит она за утро заработала мою месячную зарплату. </text:p>
      <text:p text:style-name="P7">Как говорят в Конотопе — кто на что учился...)</text:p>
      <text:p text:style-name="P6"/>
      <text:p text:style-name="P12">В автобусе из Ромнов в Конотоп моя мать осторожно мне сообщила, что <text:s/>мои вещи перевезены с квартиры напротив Нежинского магазина обратно на Декабристов. </text:p>
      <text:p text:style-name="P12">Меня огорчила эта новость, но противиться не нашлось сил.</text:p>
      <text:p text:style-name="P11"/>
      <text:p text:style-name="P13">Поначалу наша бригада встретила меня с осторожностью, как человека вернувшегося из Ромнов. Однако, на стройке подобные отношения быстро сглаживаются — до конца дня никого не огрел лопатой и с этажа не прыгнул — значит, как все.</text:p>
      <text:p text:style-name="P13">Правда, Лида заметила <text:span text:style-name="T7">как</text:span> я прикорнул к поддону с кирпичом и задремал на солнышке, пока раствор не подвезли — такого раньше не <text:span text:style-name="T7">случалось</text:span>. </text:p>
      <text:p text:style-name="P13">И Григорий сказал Грине, что я не тот стал и в доказательство отвёл его на лестничную площадку, где над нишей для электросчётчиков я неправильно положил перемычку — один край на пять сантиметров ниже другого. </text:p>
      <text:p text:style-name="P13">Гриня сказал, что и так поедят, всё равно за ящиком не будет видно. </text:p>
      <text:p text:style-name="P13">Пришлось в обеденный перерыв переделывать, а раньше я бы не допустил такого. </text:p>
      <text:p text:style-name="P13">Ну, а в целом, я стал намного покладистей. </text:p>
      <text:p text:style-name="P13">Единственное, <text:span text:style-name="T8">в чём лечение не дало результатов, </text:span><text:s text:c="2"/>что <text:span text:style-name="T2">я </text:span>так и не начал опускаться на четыре кости, когда <text:span text:style-name="T8">выводим стену до уровня панелей между этажами. </text:span></text:p>
      <text:p text:style-name="P1">Все это делают на четвереньках — так и удобней и безопаснее, а я хоть мучаюсь, но ниже корточек не опускаюсь. </text:p>
      <text:p text:style-name="P1">Вита тоже иногда оставалась коленонепреклонной.</text:p>
      <text:p text:style-name="P1"/>
      <text:p text:style-name="P8"><text:span text:style-name="T2">(...кое в</text:span> чём так и не удаётся выбить из себя юного пионера — «<text:span text:style-name="T9">лучше нахитнутся с пятого этажа, чем класть угол стоя на коленях</text:span>»...<text:span text:style-name="T2">)</text:span></text:p>
      <text:p text:style-name="P8"><text:soft-page-break/></text:p>
      <text:p text:style-name="P1">Когда я поехал в Нежин, то следил за собой, чтоб держать глаза чуть прижмуренными, а то больно жуткий вид у меня был — нижние веки обвисли, как будто заставляли документальный сериал смотреть про лагеря смерти, газовые камеры и крематории. </text:p>
      <text:p text:style-name="P14">Как у Заводного Апельсина, про которого в кочегарке стройбата я статью читал в журнале «Москва».</text:p>
      <text:p text:style-name="P1"/>
      <text:p text:style-name="P1">Потом я заметил, что у меня стал наклёвываться второй подбородок и выбросил 200-граммовую баночку с <text:span text:style-name="T1">назначенными мне </text:span>таблетками <text:span text:style-name="T1">аминазина </text:span>в сливную яму на Декабристов 13. </text:p>
      <text:p text:style-name="P1">Моя мать <text:span text:style-name="T10">увидела</text:span> это и начала кричать, что пожалуется психиатру Тарасенко о моём нарушении <text:span text:style-name="T5">предписаний</text:span> заведующей.</text:p>
      <text:p text:style-name="P1">- Мама, как ты не понимаешь? Эти таблетки делают меня ненормальным.</text:p>
      <text:p text:style-name="P1">Я всегда гордился своей стройной поджаростью, хоть и сутуловат<text:span text:style-name="T1">, и не хотел её терять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1:50:22.696178387</meta:creation-date>
    <dc:date>2017-03-03T11:50:26.790529857</dc:date>
    <dc:creator>sehrguey </dc:creator>
    <meta:editing-duration>PT4S</meta:editing-duration>
    <meta:editing-cycles>1</meta:editing-cycles>
    <meta:document-statistic meta:table-count="0" meta:image-count="0" meta:object-count="0" meta:page-count="3" meta:paragraph-count="65" meta:word-count="1030" meta:character-count="6473" meta:non-whitespace-character-count="5454"/>
    <meta:generator>LibreOffice/4.3.3.2$Linux_x86 LibreOffice_project/430m0$Build-2</meta:generator>
  </office:meta>
</office:document-meta>
</file>